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list-style-name="L1">
      <style:text-properties style:font-name="Arial"/>
    </style:style>
    <style:style style:name="P3" style:family="paragraph" style:parent-style-name="Text_20_body">
      <style:text-properties fo:font-variant="normal" fo:text-transform="none" fo:color="#000000" style:font-name="sans-serif" fo:font-size="12pt" fo:letter-spacing="normal" fo:font-style="normal" fo:font-weight="normal"/>
    </style:style>
    <style:style style:name="P4"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5" style:family="paragraph" style:parent-style-name="Text_20_body" style:list-style-name="L2">
      <style:paragraph-properties fo:margin-left="0cm" fo:margin-right="0cm" fo:margin-top="0cm" fo:margin-bottom="0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iscretionary Access Control (DAC)</text:span> ist eine Art der Zugangskontrolle, die den Zugang zu Objekten auf der Grundlage der Identität oder der Gruppenzugehörigkeit einer Person einschränkt. Ein Benutzer, der über die entsprechenden Rechte für eine Ressource verfügt, kann nach eigenem Ermessen die Rechte für diese Ressource für andere Benutzer festlegen.</text:p>
      <text:p text:style-name="P1"/>
      <text:p text:style-name="P3">The DAC access control model often exhibits one or more of the following attributes:</text:p>
      <text:list xml:id="list8537844008529765339" text:style-name="L2">
        <text:list-item>
          <text:p text:style-name="P5">Data owners can transfer information ownership to other users.</text:p>
        </text:list-item>
        <text:list-item>
          <text:p text:style-name="P5">Data owners can choose the type of access assigned to other users (read, write, or copy).</text:p>
        </text:list-item>
        <text:list-item>
          <text:p text:style-name="P5">Repeated failures to gain authorized access to a resource or object generate an alarm and/or restrict the user's access.</text:p>
        </text:list-item>
        <text:list-item>
          <text:p text:style-name="P5">To prevent indiscriminate copying by users ("cutting and pasting" of information), HTTP clients require special add-on or plug-in software.</text:p>
        </text:list-item>
        <text:list-item>
          <text:p text:style-name="P5">Users without access to information should not be able to see its details (such as file size, file name, and directory path).</text:p>
        </text:list-item>
        <text:list-item>
          <text:p text:style-name="P4">Authorization to access control lists based on user identifiers and group membership determines access to informatio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64cm" fo:margin-bottom="1.997cm" fo:margin-left="1.402cm" fo:margin-right="1.26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2S</meta:editing-duration>
    <meta:editing-cycles>4</meta:editing-cycles>
    <meta:generator>OpenOffice/4.1.14$Win32 OpenOffice.org_project/4114m1$Build-9811</meta:generator>
    <dc:date>2023-11-26T12:48:16.85</dc:date>
    <dc:creator>kaos sevdalisi</dc:creator>
    <meta:document-statistic meta:table-count="0" meta:image-count="0" meta:object-count="0" meta:page-count="1" meta:paragraph-count="8" meta:word-count="170" meta:character-count="1093"/>
    <meta:user-defined meta:name="Info 1"/>
    <meta:user-defined meta:name="Info 2"/>
    <meta:user-defined meta:name="Info 3"/>
    <meta:user-defined meta:name="Info 4"/>
  </office:meta>
</office:document-meta>
</file>